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2, 2018 </text:span><text:span text:style-name="T4"><text:s/>no running</text:span> </text:p>
      <text:p text:style-name="P9"/>
      <text:p text:style-name="P9">Sun April 23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4-22T22:03:08.37</dc:date>
    <dc:creator>James Lombardi</dc:creator>
    <meta:editing-duration>P2DT14H42M17S</meta:editing-duration>
    <meta:editing-cycles>243</meta:editing-cycles>
    <meta:generator>OpenOffice/4.1.2$Win32 OpenOffice.org_project/412m3$Build-9782</meta:generator>
    <meta:document-statistic meta:table-count="0" meta:image-count="0" meta:object-count="0" meta:page-count="9" meta:paragraph-count="167" meta:word-count="2319" meta:character-count="11265"/>
  </office:meta>
</office:document-meta>
</file>